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1-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FINAL DAYS OF ELIJAH'S MINISTRY (1:1-2:1 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FINAL DAYS OF ELIJAH'S MINISTRY (1:1-2:1 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Elijah and Ahaziah (1:1-1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Elijah and Ahaziah (1:1-18)<text:s text:c="1"/></text:span><text:span text:style-name="a452" text:class-names=""/></text:p>
          </draw:text-box>
          <svg:title/>
          <svg:desc/>
        </draw:frame>
        <draw:frame draw:id="id88" presentation:style-name="a476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fall (1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foretelling (1:3-4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fury (1:5-9, 11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 fire (1:10, 12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<text:s text:c="1"/>The favor (1:13-15):<text:s text:c="1"/>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<text:s text:c="1"/>The fulfillment (1:16-18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/></text:p>
              </text:list-item>
            </text:list>
          </draw:text-box>
          <svg:title/>
          <svg:desc/>
        </draw:frame>
      </draw:page>
      <draw:page draw:name="Slide4" draw:style-name="a477" draw:master-page-name="Master1-Layout12-tx-Title-and-Text" presentation:presentation-page-layout-name="Master1-PPL12" draw:id="Slide-259">
        <draw:frame draw:id="id89" presentation:style-name="a481" draw:name="Title 1" svg:x="1.38in" svg:y="0.4in" svg:width="10.6in" svg:height="1.44965in" presentation:class="title" presentation:placeholder="false">
          <draw:text-box>
            <text:p text:style-name="a480" text:class-names="" text:cond-style-name=""><text:span text:style-name="a478" text:class-names="">THE FINAL DAYS OF ELIJAH'S MINISTRY (1:1-2:1 1)<text:s text:c="1"/></text:span><text:span text:style-name="a479" text:class-names=""/></text:p>
          </draw:text-box>
          <svg:title/>
          <svg:desc/>
        </draw:frame>
        <draw:frame draw:id="id90" presentation:style-name="a491" draw:name="Text Placeholder 2" svg:x="1.38in" svg:y="2in" svg:width="9.4in" svg:height="4.75868in" presentation:class="outline" presentation:placeholder="false">
          <draw:text-box>
            <text:list text:style-name="a484">
              <text:list-item>
                <text:p text:style-name="a483" text:class-names="" text:cond-style-name=""><text:span text:style-name="a482" text:class-names=""><text:s text:c="1"/>Elijah and Ahaziah (1:1-18)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<text:s text:c="1"/>Elijah and Elisha (2:1-11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/></text:p>
              </text:list-item>
            </text:list>
          </draw:text-box>
          <svg:title/>
          <svg:desc/>
        </draw:frame>
      </draw:page>
      <draw:page draw:name="Slide5" draw:style-name="a492" draw:master-page-name="Master1-Layout12-tx-Title-and-Text" presentation:presentation-page-layout-name="Master1-PPL12" draw:id="Slide-260">
        <draw:frame draw:id="id91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<text:s text:c="1"/>Elijah and Elisha (2:1-11):<text:s text:c="1"/></text:span><text:span text:style-name="a494" text:class-names=""/></text:p>
          </draw:text-box>
          <svg:title/>
          <svg:desc/>
        </draw:frame>
        <draw:frame draw:id="id92" presentation:style-name="a515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route (2:1-6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river (2:7-8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request (2: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requirement (2:10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removal (2:11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6" draw:style-name="a516" draw:master-page-name="Master1-Layout12-tx-Title-and-Text" presentation:presentation-page-layout-name="Master1-PPL12" draw:id="Slide-261">
        <draw:frame draw:id="id93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THE FINAL DAYS OF ELIJAH'S MINISTRY (1:1-2:1 1)<text:s text:c="1"/></text:span><text:span text:style-name="a518" text:class-names=""/></text:p>
          </draw:text-box>
          <svg:title/>
          <svg:desc/>
        </draw:frame>
        <draw:frame draw:id="id94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Elijah and Ahaziah (1:1-18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Elijah and Elisha (2:1-1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7" draw:style-name="a531" draw:master-page-name="Master1-Layout12-tx-Title-and-Text" presentation:presentation-page-layout-name="Master1-PPL12" draw:id="Slide-262">
        <draw:frame draw:id="id95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2 KINGS 1-2<text:s text:c="1"/></text:span><text:span text:style-name="a533" text:class-names=""/></text:p>
          </draw:text-box>
          <svg:title/>
          <svg:desc/>
        </draw:frame>
        <draw:frame draw:id="id96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THE FINAL DAYS OF ELIJAH'S MINISTRY (1:1-2:1 1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THE FIRST DAYS OF ELISHA'S MINISTRY (2:12-25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8" draw:style-name="a546" draw:master-page-name="Master1-Layout12-tx-Title-and-Text" presentation:presentation-page-layout-name="Master1-PPL12" draw:id="Slide-263">
        <draw:frame draw:id="id97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THE FIRST DAYS OF ELISHA'S MINISTRY (2:12-25)<text:s text:c="1"/></text:span><text:span text:style-name="a548" text:class-names=""/></text:p>
          </draw:text-box>
          <svg:title/>
          <svg:desc/>
        </draw:frame>
        <draw:frame draw:id="id98" presentation:style-name="a566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He parts the Jordan (2:12-14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He pacifies some prophets (2:15-18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He purifies some water (2:19-22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He punishes some mocking youths (2:23-25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9" draw:style-name="a567" draw:master-page-name="Master1-Layout12-tx-Title-and-Text" presentation:presentation-page-layout-name="Master1-PPL12" draw:id="Slide-264">
        <draw:frame draw:id="id99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<text:s text:c="1"/>He punishes some mocking youths (2:23-25)<text:s text:c="1"/></text:span><text:span text:style-name="a569" text:class-names=""/></text:p>
          </draw:text-box>
          <svg:title/>
          <svg:desc/>
        </draw:frame>
        <draw:frame draw:id="id100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mocking (2:23): As Elisha heads to Bethel, some young boys ridicule his bald head.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mauling (2:24-25): Elisha curses the young boys, and two bears come out of the woods and maul 42 of them!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0" draw:style-name="a582" draw:master-page-name="Master1-Layout12-tx-Title-and-Text" presentation:presentation-page-layout-name="Master1-PPL12" draw:id="Slide-265">
        <draw:frame draw:id="id101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THE FIRST DAYS OF ELISHA'S MINISTRY (2:12-25)<text:s text:c="1"/></text:span><text:span text:style-name="a584" text:class-names=""/></text:p>
          </draw:text-box>
          <svg:title/>
          <svg:desc/>
        </draw:frame>
        <draw:frame draw:id="id102" presentation:style-name="a602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He parts the Jordan (2:12-14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He pacifies some prophets (2:15-18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He purifies some water (2:19-22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He punishes some mocking youths (2:23-25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1" draw:style-name="a603" draw:master-page-name="Master1-Layout12-tx-Title-and-Text" presentation:presentation-page-layout-name="Master1-PPL12" draw:id="Slide-266">
        <draw:frame draw:id="id103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2 KINGS 1-2<text:s text:c="1"/></text:span><text:span text:style-name="a605" text:class-names=""/></text:p>
          </draw:text-box>
          <svg:title/>
          <svg:desc/>
        </draw:frame>
        <draw:frame draw:id="id104" presentation:style-name="a617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THE FINAL DAYS OF ELIJAH'S MINISTRY (1:1-2:1 1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THE FIRST DAYS OF ELISHA'S MINISTRY (2:12-25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1-2 </dc:title>
    <meta:initial-creator>David STRICKLAND</meta:initial-creator>
    <dc:creator>David STRICKLAND</dc:creator>
    <meta:creation-date>2020-02-22T19:24:52Z</meta:creation-date>
    <dc:date>2020-02-22T19:24:52Z</dc:date>
    <meta:template xlink:href="BibleStudy" xlink:type="simple"/>
    <meta:editing-cycles>1</meta:editing-cycles>
    <meta:editing-duration>PT0S</meta:editing-duration>
    <meta:document-statistic meta:paragraph-count="42" meta:word-count="345"/>
  </office:meta>
</office:document-meta>
</file>